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a" svg:font-family="Helvetia"/>
    <style:font-face style:name="Arial Narrow" svg:font-family="'Arial Narrow'" style:font-family-generic="swiss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Source Sans Pro Light" svg:font-family="'Source Sans Pro Light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ff8c00" draw:marker-start-width="0.43cm" draw:marker-end-width="0.43cm" draw:fill="solid" draw:fill-color="#ff8c00" draw:opacity="100%" draw:textarea-horizontal-align="justify" draw:textarea-vertical-align="middle" draw:auto-grow-height="false" fo:min-height="1.648cm" fo:min-width="11.856cm" fo:padding-top="0.2cm" fo:padding-bottom="0.2cm" fo:padding-left="0.325cm" fo:padding-right="0.325cm" draw:shadow="hidden"/>
    </style:style>
    <style:style style:name="gr2" style:family="graphic" style:parent-style-name="standard">
      <style:graphic-properties draw:stroke="none" svg:stroke-color="#000000" draw:fill="solid" draw:fill-color="#000000" draw:textarea-horizontal-align="center" draw:textarea-vertical-align="middle" fo:min-height="2.918cm" draw:shadow="hidden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00599c" draw:textarea-horizontal-align="center" draw:textarea-vertical-align="middle" fo:min-height="2.918cm" draw:shadow="hidden"/>
      <style:paragraph-properties style:writing-mode="lr-tb"/>
    </style:style>
    <style:style style:name="gr4" style:family="graphic" style:parent-style-name="standard">
      <style:graphic-properties draw:stroke="none" draw:fill-color="#ff8c00" draw:textarea-horizontal-align="justify" draw:textarea-vertical-align="middle" draw:auto-grow-height="false" fo:min-height="0.02cm" fo:min-width="0cm"/>
    </style:style>
    <style:style style:name="gr5" style:family="graphic" style:parent-style-name="standard">
      <style:graphic-properties draw:stroke="none" svg:stroke-color="#000000" draw:fill="solid" draw:fill-color="#ffffff" draw:textarea-horizontal-align="center" draw:textarea-vertical-align="middle" fo:min-height="2.918cm" draw:shadow="hidden"/>
      <style:paragraph-properties style:writing-mode="lr-tb"/>
    </style:style>
    <style:style style:name="P1" style:family="paragraph">
      <loext:graphic-properties draw:fill="solid" draw:fill-color="#ff8c00" draw:opacity="100%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style:font-name="Arial" fo:font-size="90pt" style:font-size-asian="90pt" style:font-size-complex="90pt"/>
    </style:style>
    <style:style style:name="P3" style:family="paragraph">
      <loext:graphic-properties draw:fill="solid" draw:fill-color="#00599c"/>
      <style:paragraph-properties fo:text-align="center"/>
      <style:text-properties style:font-name="Arial" fo:font-size="90pt" style:font-size-asian="90pt" style:font-size-complex="90pt"/>
    </style:style>
    <style:style style:name="P4" style:family="paragraph">
      <loext:graphic-properties draw:fill-color="#ff8c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style:font-name="Arial" fo:font-size="90pt" style:font-size-asian="90pt" style:font-size-complex="90pt"/>
    </style:style>
  </office:automatic-styles>
  <office:body>
    <office:drawing>
      <draw:page draw:name="page1" draw:style-name="dp1" draw:master-page-name="Default">
        <draw:path draw:style-name="gr1" draw:text-style-name="P1" draw:layer="layout" svg:width="13.162cm" svg:height="2.093cm" svg:x="4.15cm" svg:y="1.779cm" svg:viewBox="0 0 13163 2094" svg:d="M1630 1465c1310-339 2807-647 4342-893s3054-422 4403-509c648-42 1246-63 1781-63 366 0 703 10 1007 29-9 47-13 95-13 143 0 2 0 4 0 7-300-19-632-29-994-29-532 0-1127 21-1771 63-1345 87-2859 262-4389 507-1530 246-3023 553-4328 890-611 159-1171 321-1668 484v-158c488-159 1035-317 1630-471z">
          <text:p/>
        </draw:path>
        <draw:g>
          <draw:path draw:style-name="gr2" draw:text-style-name="P2" draw:layer="layout" svg:width="2.173cm" svg:height="2.351cm" svg:x="2.403cm" svg:y="2.576cm" svg:viewBox="0 0 2174 2352" svg:d="M0 1206c0-377 101-672 304-886 202-213 464-320 784-320 210 0 399 50 568 150 168 101 297 240 385 420 88 179 133 382 133 610 0 230-47 437-140 619-93 181-225 319-395 413-171 93-355 140-552 140-214 0-405-52-574-155-168-103-296-244-383-423s-130-368-130-568zM310 1211c0 274 74 490 221 647 147 158 332 237 554 237 227 0 413-80 559-239s219-385 219-678c0-185-31-346-93-484-63-138-154-245-275-321-120-76-255-114-405-114-213 0-396 73-550 219-153 147-230 391-230 733z">
            <text:p/>
          </draw:path>
          <draw:path draw:style-name="gr2" draw:text-style-name="P2" draw:layer="layout" svg:width="1.428cm" svg:height="2.314cm" svg:x="4.927cm" svg:y="3.205cm" svg:viewBox="0 0 1429 2315" svg:d="M0 2315v-2278h254v214c60-84 128-146 203-188 76-42 167-63 275-63 140 0 264 36 372 109 107 72 188 174 243 306s82 276 82 433c0 169-30 320-90 455-61 135-149 238-264 310s-236 108-363 108c-93 0-177-20-251-59s-134-89-182-149v802zM253 870c0 212 43 368 128 470 86 101 190 152 312 152 124 0 230-53 319-158 88-105 132-267 132-487 0-210-43-367-129-472-87-104-190-156-310-156-118 0-224 55-315 166-92 111-137 273-137 485z">
            <text:p/>
          </draw:path>
          <draw:path draw:style-name="gr2" draw:text-style-name="P2" draw:layer="layout" svg:width="1.517cm" svg:height="1.72cm" svg:x="6.599cm" svg:y="3.205cm" svg:viewBox="0 0 1518 1721" svg:d="M1220 1153l288 36c-45 169-129 299-252 392s-280 140-472 140c-240 0-431-74-572-222-141-149-212-357-212-625 0-277 71-492 214-645s328-229 555-229c220 0 400 75 539 225 140 150 210 360 210 632 0 17-1 41-2 74h-1228c11 181 62 320 154 416s207 145 344 145c102 0 190-27 262-81s130-140 172-258zM304 702h919c-12-138-47-242-105-311-89-108-204-161-346-161-128 0-236 42-323 128-88 86-136 200-145 344z">
            <text:p/>
          </draw:path>
          <draw:path draw:style-name="gr2" draw:text-style-name="P2" draw:layer="layout" svg:width="1.337cm" svg:height="1.683cm" svg:x="8.458cm" svg:y="3.205cm" svg:viewBox="0 0 1338 1684" svg:d="M0 1684v-1647h251v234c121-181 296-271 524-271 99 0 191 18 274 54 83 35 145 82 187 140 41 58 70 126 86 206 11 52 16 142 16 271v1013h-279v-1002c0-113-11-198-33-255-21-56-60-101-115-135-56-33-120-50-195-50-119 0-221 38-308 113-86 76-129 219-129 430v899z">
            <text:p/>
          </draw:path>
          <draw:path draw:style-name="gr3" draw:text-style-name="P3" draw:layer="layout" svg:width="2.008cm" svg:height="2.35cm" svg:x="10.172cm" svg:y="2.577cm" svg:viewBox="0 0 2009 2351" svg:d="M1708 1515l301 76c-63 247-176 436-340 565-164 130-364 195-601 195-245 0-444-50-597-150-154-99-271-244-351-433s-120-392-120-610c0-236 45-443 136-619 90-176 219-310 386-402 167-91 350-137 551-137 227 0 418 58 573 174 155 115 263 278 324 488l-296 70c-52-165-129-286-229-361-100-76-226-114-378-114-175 0-321 42-438 126-118 84-200 196-248 337-47 141-71 287-71 437 0 193 28 362 85 506 56 144 143 252 262 324 119 71 248 107 386 107 169 0 311-49 428-146s196-242 237-433z">
            <text:p/>
          </draw:path>
          <draw:path draw:style-name="gr3" draw:text-style-name="P3" draw:layer="layout" svg:width="2.168cm" svg:height="2.272cm" svg:x="12.544cm" svg:y="2.616cm" svg:viewBox="0 0 2169 2273" svg:d="M0 2273v-2273h453l538 1610c49 149 85 262 108 336 26-83 66-204 121-364l544-1582h405v2273h-290v-1902l-660 1902h-272l-657-1935v1935z">
            <text:p/>
          </draw:path>
          <draw:path draw:style-name="gr3" draw:text-style-name="P3" draw:layer="layout" svg:width="2.921cm" svg:height="2.272cm" svg:x="14.993cm" svg:y="2.616cm" svg:viewBox="0 0 2922 2273" svg:d="M603 2273l-603-2273h309l345 1490c37 156 69 311 96 465 58-243 92-383 103-420l432-1535h363l326 1150c81 286 140 554 176 805 29-144 67-308 113-494l357-1461h302l-623 2273h-290l-479-1732c-40-145-64-233-71-267-24 105-46 194-67 267l-482 1732z">
            <text:p/>
          </draw:path>
        </draw:g>
        <draw:custom-shape draw:style-name="gr4" draw:text-style-name="P4" draw:layer="layout" svg:width="1.5cm" svg:height="1.5cm" svg:x="17.4cm" svg:y="1.2cm">
          <text:p/>
          <draw:enhanced-geometry svg:viewBox="0 0 21600 21600" draw:glue-points="10800 0 0 10800 10800 21600 21600 10800" draw:text-areas="?f52 ?f52 ?f53 ?f53" draw:mirror-horizontal="false" draw:mirror-vertical="false" draw:type="sun" draw:modifiers="8046.06345475911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path draw:style-name="gr1" draw:text-style-name="P1" draw:layer="layout" svg:width="17.617cm" svg:height="3.788cm" svg:x="1.554cm" svg:y="2.143cm" svg:viewBox="0 0 17618 3789" svg:d="M2596 1729c-33 11-66 22-99 33-520 173-968 346-1332 516-171 79-322 157-452 234-128 74-236 147-322 218-82 67-145 131-186 193-19 28-33 56-42 82-9 24-13 47-13 69 0 9 1 18 2 26 4 23 12 44 24 65 14 23 33 45 57 67 55 49 132 93 230 133 105 43 232 81 382 115 153 33 328 62 526 85 414 49 918 74 1494 74 533 0 1127-21 1772-63 1345-87 2859-262 4389-507 1530-246 3022-553 4328-891 651-168 1245-342 1767-515 520-174 968-347 1332-516 171-80 322-158 452-234 128-75 236-148 322-218 82-67 144-132 186-194 19-28 33-55 42-82 8-23 13-46 13-69 0-9-1-17-2-26-4-22-12-43-24-64-14-23-33-46-57-67-19-17-40-33-64-49 22-46 39-95 52-144 44 26 81 53 112 82 36 32 64 66 85 101 23 38 37 77 44 117 3 17 4 33 4 50 0 39-7 78-21 119-14 38-33 76-59 116-49 72-121 148-216 226-92 75-205 152-341 232-134 78-289 158-465 240-368 171-822 347-1348 522-525 175-1121 349-1777 519-1309 339-2807 647-4342 893s-3053 421-4403 509c-648 42-1245 63-1781 63-583 0-1092-25-1512-75-203-24-383-53-540-88-160-35-296-76-407-122-117-48-208-102-273-161-36-32-64-66-85-101-23-38-38-77-44-118-3-16-4-33-4-50 0-38 7-78 21-118 13-38 33-77 59-116 49-72 120-148 216-226 92-75 205-153 341-232 134-78 289-158 465-240 368-172 822-347 1348-522 48-16 97-32 146-48z">
          <text:p/>
        </draw:path>
      </draw:page>
      <draw:page draw:name="page2" draw:style-name="dp1" draw:master-page-name="Default">
        <draw:path draw:style-name="gr1" draw:text-style-name="P1" draw:layer="layout" svg:width="13.162cm" svg:height="2.093cm" svg:x="4.15cm" svg:y="1.779cm" svg:viewBox="0 0 13163 2094" svg:d="M1630 1465c1310-339 2807-647 4342-893s3054-422 4403-509c648-42 1246-63 1781-63 366 0 703 10 1007 29-9 47-13 95-13 143 0 2 0 4 0 7-300-19-632-29-994-29-532 0-1127 21-1771 63-1345 87-2859 262-4389 507-1530 246-3023 553-4328 890-611 159-1171 321-1668 484v-158c488-159 1035-317 1630-471z">
          <text:p/>
        </draw:path>
        <draw:g>
          <draw:path draw:style-name="gr5" draw:text-style-name="P5" draw:layer="layout" svg:width="2.173cm" svg:height="2.351cm" svg:x="2.403cm" svg:y="2.576cm" svg:viewBox="0 0 2174 2352" svg:d="M0 1206c0-377 101-672 304-886 202-213 464-320 784-320 210 0 399 50 568 150 168 101 297 240 385 420 88 179 133 382 133 610 0 230-47 437-140 619-93 181-225 319-395 413-171 93-355 140-552 140-214 0-405-52-574-155-168-103-296-244-383-423s-130-368-130-568zM310 1211c0 274 74 490 221 647 147 158 332 237 554 237 227 0 413-80 559-239s219-385 219-678c0-185-31-346-93-484-63-138-154-245-275-321-120-76-255-114-405-114-213 0-396 73-550 219-153 147-230 391-230 733z">
            <text:p/>
          </draw:path>
          <draw:path draw:style-name="gr5" draw:text-style-name="P5" draw:layer="layout" svg:width="1.428cm" svg:height="2.314cm" svg:x="4.927cm" svg:y="3.205cm" svg:viewBox="0 0 1429 2315" svg:d="M0 2315v-2278h254v214c60-84 128-146 203-188 76-42 167-63 275-63 140 0 264 36 372 109 107 72 188 174 243 306s82 276 82 433c0 169-30 320-90 455-61 135-149 238-264 310s-236 108-363 108c-93 0-177-20-251-59s-134-89-182-149v802zM253 870c0 212 43 368 128 470 86 101 190 152 312 152 124 0 230-53 319-158 88-105 132-267 132-487 0-210-43-367-129-472-87-104-190-156-310-156-118 0-224 55-315 166-92 111-137 273-137 485z">
            <text:p/>
          </draw:path>
          <draw:path draw:style-name="gr5" draw:text-style-name="P5" draw:layer="layout" svg:width="1.517cm" svg:height="1.72cm" svg:x="6.599cm" svg:y="3.205cm" svg:viewBox="0 0 1518 1721" svg:d="M1220 1153l288 36c-45 169-129 299-252 392s-280 140-472 140c-240 0-431-74-572-222-141-149-212-357-212-625 0-277 71-492 214-645s328-229 555-229c220 0 400 75 539 225 140 150 210 360 210 632 0 17-1 41-2 74h-1228c11 181 62 320 154 416s207 145 344 145c102 0 190-27 262-81s130-140 172-258zM304 702h919c-12-138-47-242-105-311-89-108-204-161-346-161-128 0-236 42-323 128-88 86-136 200-145 344z">
            <text:p/>
          </draw:path>
          <draw:path draw:style-name="gr5" draw:text-style-name="P5" draw:layer="layout" svg:width="1.337cm" svg:height="1.683cm" svg:x="8.458cm" svg:y="3.205cm" svg:viewBox="0 0 1338 1684" svg:d="M0 1684v-1647h251v234c121-181 296-271 524-271 99 0 191 18 274 54 83 35 145 82 187 140 41 58 70 126 86 206 11 52 16 142 16 271v1013h-279v-1002c0-113-11-198-33-255-21-56-60-101-115-135-56-33-120-50-195-50-119 0-221 38-308 113-86 76-129 219-129 430v899z">
            <text:p/>
          </draw:path>
          <draw:path draw:style-name="gr5" draw:text-style-name="P5" draw:layer="layout" svg:width="2.008cm" svg:height="2.35cm" svg:x="10.172cm" svg:y="2.577cm" svg:viewBox="0 0 2009 2351" svg:d="M1708 1515l301 76c-63 247-176 436-340 565-164 130-364 195-601 195-245 0-444-50-597-150-154-99-271-244-351-433s-120-392-120-610c0-236 45-443 136-619 90-176 219-310 386-402 167-91 350-137 551-137 227 0 418 58 573 174 155 115 263 278 324 488l-296 70c-52-165-129-286-229-361-100-76-226-114-378-114-175 0-321 42-438 126-118 84-200 196-248 337-47 141-71 287-71 437 0 193 28 362 85 506 56 144 143 252 262 324 119 71 248 107 386 107 169 0 311-49 428-146s196-242 237-433z">
            <text:p/>
          </draw:path>
          <draw:path draw:style-name="gr5" draw:text-style-name="P5" draw:layer="layout" svg:width="2.168cm" svg:height="2.272cm" svg:x="12.544cm" svg:y="2.616cm" svg:viewBox="0 0 2169 2273" svg:d="M0 2273v-2273h453l538 1610c49 149 85 262 108 336 26-83 66-204 121-364l544-1582h405v2273h-290v-1902l-660 1902h-272l-657-1935v1935z">
            <text:p/>
          </draw:path>
          <draw:path draw:style-name="gr5" draw:text-style-name="P5" draw:layer="layout" svg:width="2.921cm" svg:height="2.272cm" svg:x="14.993cm" svg:y="2.616cm" svg:viewBox="0 0 2922 2273" svg:d="M603 2273l-603-2273h309l345 1490c37 156 69 311 96 465 58-243 92-383 103-420l432-1535h363l326 1150c81 286 140 554 176 805 29-144 67-308 113-494l357-1461h302l-623 2273h-290l-479-1732c-40-145-64-233-71-267-24 105-46 194-67 267l-482 1732z">
            <text:p/>
          </draw:path>
        </draw:g>
        <draw:custom-shape draw:style-name="gr4" draw:text-style-name="P4" draw:layer="layout" svg:width="1.5cm" svg:height="1.5cm" svg:x="17.4cm" svg:y="1.2cm">
          <text:p/>
          <draw:enhanced-geometry svg:viewBox="0 0 21600 21600" draw:glue-points="10800 0 0 10800 10800 21600 21600 10800" draw:text-areas="?f52 ?f52 ?f53 ?f53" draw:mirror-horizontal="false" draw:mirror-vertical="false" draw:type="sun" draw:modifiers="8046.06345475911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path draw:style-name="gr1" draw:text-style-name="P1" draw:layer="layout" svg:width="17.617cm" svg:height="3.788cm" svg:x="1.554cm" svg:y="2.143cm" svg:viewBox="0 0 17618 3789" svg:d="M2596 1729c-33 11-66 22-99 33-520 173-968 346-1332 516-171 79-322 157-452 234-128 74-236 147-322 218-82 67-145 131-186 193-19 28-33 56-42 82-9 24-13 47-13 69 0 9 1 18 2 26 4 23 12 44 24 65 14 23 33 45 57 67 55 49 132 93 230 133 105 43 232 81 382 115 153 33 328 62 526 85 414 49 918 74 1494 74 533 0 1127-21 1772-63 1345-87 2859-262 4389-507 1530-246 3022-553 4328-891 651-168 1245-342 1767-515 520-174 968-347 1332-516 171-80 322-158 452-234 128-75 236-148 322-218 82-67 144-132 186-194 19-28 33-55 42-82 8-23 13-46 13-69 0-9-1-17-2-26-4-22-12-43-24-64-14-23-33-46-57-67-19-17-40-33-64-49 22-46 39-95 52-144 44 26 81 53 112 82 36 32 64 66 85 101 23 38 37 77 44 117 3 17 4 33 4 50 0 39-7 78-21 119-14 38-33 76-59 116-49 72-121 148-216 226-92 75-205 152-341 232-134 78-289 158-465 240-368 171-822 347-1348 522-525 175-1121 349-1777 519-1309 339-2807 647-4342 893s-3053 421-4403 509c-648 42-1245 63-1781 63-583 0-1092-25-1512-75-203-24-383-53-540-88-160-35-296-76-407-122-117-48-208-102-273-161-36-32-64-66-85-101-23-38-38-77-44-118-3-16-4-33-4-50 0-38 7-78 21-118 13-38 33-77 59-116 49-72 120-148 216-226 92-75 205-153 341-232 134-78 289-158 465-240 368-172 822-347 1348-522 48-16 97-32 146-48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a" svg:font-family="Helvetia"/>
    <style:font-face style:name="Arial Narrow" svg:font-family="'Arial Narrow'" style:font-family-generic="swiss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Source Sans Pro Light" svg:font-family="'Source Sans Pro Light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2T11:52:02.146737207</meta:creation-date>
    <dc:date>2021-02-12T15:32:18.022325856</dc:date>
    <meta:editing-duration>PT18M25S</meta:editing-duration>
    <meta:editing-cycles>8</meta:editing-cycles>
    <meta:generator>LibreOffice/7.0.4.2$Linux_X86_64 LibreOffice_project/00$Build-2</meta:generator>
    <meta:document-statistic meta:object-count="22"/>
  </office:meta>
</office:document-meta>
</file>